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aa38" officeooo:paragraph-rsid="0011aa38"/>
    </style:style>
    <style:style style:name="P2" style:family="paragraph" style:parent-style-name="Standard">
      <style:text-properties officeooo:paragraph-rsid="0013ead1"/>
    </style:style>
    <style:style style:name="T1" style:family="text">
      <style:text-properties officeooo:rsid="0013ea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Crie uma “calculadora” quer armazene </text:span>os valores em variáveis (chamadas de X e Y), somando-as e o resultado também sendo armazenado em uma variável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4:00:37.053246102</dc:date>
    <meta:editing-duration>PT11M57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24" meta:character-count="147" meta:non-whitespace-character-count="124"/>
  </office:meta>
</office:document-meta>
</file>